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D0000089D9104152C9734A77A.jpg" manifest:media-type="image/jpeg"/>
  <manifest:file-entry manifest:full-path="Pictures/10000201000002D5000002D5241E1514C3B6872C.png" manifest:media-type="image/png"/>
  <manifest:file-entry manifest:full-path="Pictures/10000000000003C0000002D08FCB28DB93F547F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3" text:anchor-type="char" svg:x="6.4146in" svg:y="-0.628in" svg:width="1.2083in" svg:height="0.9063in" draw:z-index="2"><draw:image xlink:href="Pictures/10000000000003C0000002D08FCB28DB93F547FF.jpg" xlink:type="simple" xlink:show="embed" xlink:actuate="onLoad" draw:mime-type="image/jpeg"/></draw:frame><draw:frame draw:style-name="fr2" draw:name="Image1" text:anchor-type="char" svg:x="-0.7382in" svg:y="0.8575in" svg:width="8.4016in" svg:height="8.4016in" draw:z-index="0"><draw:image xlink:href="Pictures/10000201000002D5000002D5241E1514C3B6872C.png" xlink:type="simple" xlink:show="embed" xlink:actuate="onLoad" draw:mime-type="image/png"/></draw:frame><draw:frame draw:style-name="fr1" draw:name="Image2" text:anchor-type="char" svg:x="-0.778in" svg:y="-0.7874in" svg:width="1.0728in" svg:height="1.3965in" draw:z-index="1"><draw:image xlink:href="Pictures/100000000000069D0000089D9104152C9734A77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3T20:43:40.849241527</meta:creation-date>
    <dc:date>2021-03-14T18:44:53.651113044</dc:date>
    <meta:editing-duration>PT29M57S</meta:editing-duration>
    <meta:editing-cycles>6</meta:editing-cycles>
    <meta:generator>LibreOffice/7.1.1.2$Linux_X86_64 LibreOffice_project/10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